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ff66" fo:border="0.06pt solid #000000"/>
    </style:style>
    <style:style style:name="ce7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1009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table:style-name="ce6" office:value-type="string" calcext:value-type="string">
            <text:p>Adjusted Week Tim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6:16:2016" calcext:value-type="string">
            <text:p>6:1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14" calcext:value-type="float">
            <text:p>14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14:0" calcext:value-type="string">
            <text:p>14:0</text:p>
          </table:table-cell>
          <table:table-cell table:style-name="ce4" table:formula="of:=CONCATENATE(IF(SUM([.K2:.K8])&gt;60;SUM([.J2:.J8])+ROUND(INT(SUM([.K2:.K8]))/60;0);SUM([.J2:.J8]));[.A2];IF(SUM([.K2:.K8])&gt;60;ROUND(60*(ROUND(INT(SUM([.K2:.K8])/60)-SUM([.K2:.K8])/60;2)*-1);0)))" office:value-type="string" office:string-value="72:37" calcext:value-type="string" table:number-columns-spanned="1" table:number-rows-spanned="7">
            <text:p>72:37</text:p>
          </table:table-cell>
          <table:table-cell table:style-name="ce5" office:value-type="string" calcext:value-type="string">
            <text:p>Wednes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6:17:2016" calcext:value-type="string">
            <text:p>6:17:20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3" table:formula="of:=IF([.F3]-[.H3]&lt;0;([.H3]-[.F3]);([.H3]-[.F3])*-1)" office:value-type="float" office:value="2" calcext:value-type="float">
            <text:p>2</text:p>
          </table:table-cell>
          <table:table-cell table:style-name="ce3" table:formula="of:=IF([.G3]-[.I3]&lt;0;([.I3]-[.G3]);([.I3]-[.G3])*-1)" office:value-type="float" office:value="38" calcext:value-type="float">
            <text:p>38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2:38" calcext:value-type="string">
            <text:p>2:38</text:p>
          </table:table-cell>
          <table:covered-table-cell table:style-name="ce4" table:formula="of:=CONCATENATE(IF(SUM([.K3:.K9])&gt;60;SUM([.J3:.J9])+ROUND(INT(SUM([.K3:.K9]))/60;0);SUM([.J3:.J9]));[.A3];IF(SUM([.K3:.K9])&gt;60;ROUND(60*(ROUND(INT(SUM([.K3:.K9])/60)-SUM([.K3:.K9])/60;2)*-1);0)))" office:value-type="string" office:string-value="66:37" calcext:value-type="string">
            <text:p>66:37</text:p>
          </table:covered-table-cell>
          <table:table-cell table:style-name="ce5" office:value-type="string" calcext:value-type="string">
            <text:p>Thurs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6:17:2016" calcext:value-type="string">
            <text:p>6:17:20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13" calcext:value-type="float">
            <text:p>13</text:p>
          </table:table-cell>
          <table:table-cell table:style-name="ce3" table:formula="of:=IF([.G4]-[.I4]&lt;0;([.I4]-[.G4]);([.I4]-[.G4])*-1)" office:value-type="float" office:value="30" calcext:value-type="float">
            <text:p>3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13:30" calcext:value-type="string">
            <text:p>13:30</text:p>
          </table:table-cell>
          <table:covered-table-cell table:style-name="ce4" table:formula="of:=CONCATENATE(IF(SUM([.K4:.K10])&gt;60;SUM([.J4:.J10])+ROUND(INT(SUM([.K4:.K10]))/60;0);SUM([.J4:.J10]));[.A4];IF(SUM([.K4:.K10])&gt;60;ROUND(60*(ROUND(INT(SUM([.K4:.K10])/60)-SUM([.K4:.K10])/60;2)*-1);0)))" office:value-type="string" office:string-value="62:0" calcext:value-type="string">
            <text:p>62:0</text:p>
          </table:covered-table-cell>
          <table:table-cell table:style-name="ce5" office:value-type="string" calcext:value-type="string">
            <text:p>Fri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6:18:2016" calcext:value-type="string">
            <text:p>6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9" calcext:value-type="float">
            <text:p>9</text:p>
          </table:table-cell>
          <table:table-cell table:style-name="ce3" table:formula="of:=IF([.F5]-[.H5]&lt;0;([.H5]-[.F5]);([.H5]-[.F5])*-1)" office:value-type="float" office:value="10" calcext:value-type="float">
            <text:p>10</text:p>
          </table:table-cell>
          <table:table-cell table:style-name="ce3" table:formula="of:=IF([.G5]-[.I5]&lt;0;([.I5]-[.G5]);([.I5]-[.G5])*-1)" office:value-type="float" office:value="9" calcext:value-type="float">
            <text:p>9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10:9" calcext:value-type="string">
            <text:p>10:9</text:p>
          </table:table-cell>
          <table:covered-table-cell table:style-name="ce4" table:formula="of:=CONCATENATE(IF(SUM([.K5:.K11])&gt;60;SUM([.J5:.J11])+ROUND(INT(SUM([.K5:.K11]))/60;0);SUM([.J5:.J11]));[.A5];IF(SUM([.K5:.K11])&gt;60;ROUND(60*(ROUND(INT(SUM([.K5:.K11])/60)-SUM([.K5:.K11])/60;2)*-1);0)))" office:value-type="string" office:string-value="57:0" calcext:value-type="string">
            <text:p>57:0</text:p>
          </table:covered-table-cell>
          <table:table-cell table:style-name="ce5" office:value-type="string" calcext:value-type="string">
            <text:p>Satur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6:19:2016" calcext:value-type="string">
            <text:p>6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6]-[.H6]&lt;0;([.H6]-[.F6]);([.H6]-[.F6])*-1)" office:value-type="float" office:value="12" calcext:value-type="float">
            <text:p>12</text:p>
          </table:table-cell>
          <table:table-cell table:style-name="ce3" table:formula="of:=IF([.G6]-[.I6]&lt;0;([.I6]-[.G6]);([.I6]-[.G6])*-1)" office:value-type="float" office:value="10" calcext:value-type="float">
            <text:p>1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12:10" calcext:value-type="string">
            <text:p>12:10</text:p>
          </table:table-cell>
          <table:covered-table-cell table:style-name="ce4" table:formula="of:=CONCATENATE(IF(SUM([.K6:.K12])&gt;60;SUM([.J6:.J12])+ROUND(INT(SUM([.K6:.K12]))/60;0);SUM([.J6:.J12]));[.A6];IF(SUM([.K6:.K12])&gt;60;ROUND(60*(ROUND(INT(SUM([.K6:.K12])/60)-SUM([.K6:.K12])/60;2)*-1);0)))" office:value-type="string" office:string-value="56:0" calcext:value-type="string">
            <text:p>56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6:20:2016" calcext:value-type="string">
            <text:p>6:2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IF([.F7]-[.H7]&lt;0;([.H7]-[.F7]);([.H7]-[.F7])*-1)" office:value-type="float" office:value="9" calcext:value-type="float">
            <text:p>9</text:p>
          </table:table-cell>
          <table:table-cell table:style-name="ce3" table:formula="of:=IF([.G7]-[.I7]&lt;0;([.I7]-[.G7]);([.I7]-[.G7])*-1)" office:value-type="float" office:value="2" calcext:value-type="float">
            <text:p>2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9:2" calcext:value-type="string">
            <text:p>9:2</text:p>
          </table:table-cell>
          <table:covered-table-cell table:style-name="ce4" table:formula="of:=CONCATENATE(IF(SUM([.K7:.K13])&gt;60;SUM([.J7:.J13])+ROUND(INT(SUM([.K7:.K13]))/60;0);SUM([.J7:.J13]));[.A7];IF(SUM([.K7:.K13])&gt;60;ROUND(60*(ROUND(INT(SUM([.K7:.K13])/60)-SUM([.K7:.K13])/60;2)*-1);0)))" office:value-type="string" office:string-value="53:0" calcext:value-type="string">
            <text:p>53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6:21:2016" calcext:value-type="string">
            <text:p>6:21:201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10" calcext:value-type="float">
            <text:p>10</text:p>
          </table:table-cell>
          <table:table-cell table:style-name="ce3" table:formula="of:=IF([.G8]-[.I8]&lt;0;([.I8]-[.G8]);([.I8]-[.G8])*-1)" office:value-type="float" office:value="8" calcext:value-type="float">
            <text:p>8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10:8" calcext:value-type="string">
            <text:p>10:8</text:p>
          </table:table-cell>
          <table:covered-table-cell table:style-name="ce4" table:formula="of:=CONCATENATE(IF(SUM([.K8:.K14])&gt;60;SUM([.J8:.J14])+ROUND(INT(SUM([.K8:.K14]))/60;0);SUM([.J8:.J14]));[.A8];IF(SUM([.K8:.K14])&gt;60;ROUND(60*(ROUND(INT(SUM([.K8:.K14])/60)-SUM([.K8:.K14])/60;2)*-1);0)))" office:value-type="string" office:string-value="55:0" calcext:value-type="string">
            <text:p>55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6:22:2016" calcext:value-type="string">
            <text:p>6:2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9]-[.H9]&lt;0;([.H9]-[.F9]);([.H9]-[.F9])*-1)" office:value-type="float" office:value="8" calcext:value-type="float">
            <text:p>8</text:p>
          </table:table-cell>
          <table:table-cell table:style-name="ce3" table:formula="of:=IF([.G9]-[.I9]&lt;0;([.I9]-[.G9]);([.I9]-[.G9])*-1)" office:value-type="float" office:value="-0" calcext:value-type="float">
            <text:p>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8:0" calcext:value-type="string">
            <text:p>8:0</text:p>
          </table:table-cell>
          <table:table-cell table:style-name="ce4" table:formula="of:=CONCATENATE(IF(SUM([.K9:.K15])&gt;60;SUM([.J9:.J15])+ROUND(INT(SUM([.K9:.K15]))/60;0);SUM([.J9:.J15]));[.A9];IF(SUM([.K9:.K15])&gt;60;ROUND(60*(ROUND(INT(SUM([.K9:.K15])/60)-SUM([.K9:.K15])/60;2)*-1);0)))" office:value-type="string" office:string-value="53:11" calcext:value-type="string" table:number-columns-spanned="1" table:number-rows-spanned="7">
            <text:p>53:11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6:23:2016" calcext:value-type="string">
            <text:p>6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0]-[.H10]&lt;0;([.H10]-[.F10]);([.H10]-[.F10])*-1)" office:value-type="float" office:value="-0" calcext:value-type="float">
            <text:p>0</text:p>
          </table:table-cell>
          <table:table-cell table:style-name="ce3" table:formula="of:=IF([.G10]-[.I10]&lt;0;([.I10]-[.G10]);([.I10]-[.G10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0:0" calcext:value-type="string">
            <text:p>0:0</text:p>
          </table:table-cell>
          <table:covered-table-cell table:style-name="ce4" table:formula="of:=CONCATENATE(IF(SUM([.K10:.K16])&gt;60;SUM([.J10:.J16])+ROUND(INT(SUM([.K10:.K16]))/60;0);SUM([.J10:.J16]));[.A10];IF(SUM([.K10:.K16])&gt;60;ROUND(60*(ROUND(INT(SUM([.K10:.K16])/60)-SUM([.K10:.K16])/60;2)*-1);0)))" office:value-type="string" office:string-value="56:52" calcext:value-type="string">
            <text:p>56:52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6:24:2016" calcext:value-type="string">
            <text:p>6:2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1]-[.I11]&lt;0;([.I11]-[.G11]);([.I11]-[.G11])*-1)" office:value-type="float" office:value="-0" calcext:value-type="float">
            <text:p>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0" calcext:value-type="string">
            <text:p>8:0</text:p>
          </table:table-cell>
          <table:covered-table-cell table:style-name="ce4" table:formula="of:=CONCATENATE(IF(SUM([.K11:.K17])&gt;60;SUM([.J11:.J17])+ROUND(INT(SUM([.K11:.K17]))/60;0);SUM([.J11:.J17]));[.A11];IF(SUM([.K11:.K17])&gt;60;ROUND(60*(ROUND(INT(SUM([.K11:.K17])/60)-SUM([.K11:.K17])/60;2)*-1);0)))" office:value-type="string" office:string-value="64:22" calcext:value-type="string">
            <text:p>64:22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6:25:2016" calcext:value-type="string">
            <text:p>6:2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9" calcext:value-type="float">
            <text:p>9</text:p>
          </table:table-cell>
          <table:table-cell table:style-name="ce3" table:formula="of:=IF([.G12]-[.I12]&lt;0;([.I12]-[.G12]);([.I12]-[.G12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9:0" calcext:value-type="string">
            <text:p>9:0</text:p>
          </table:table-cell>
          <table:covered-table-cell table:style-name="ce4" table:formula="of:=CONCATENATE(IF(SUM([.K12:.K18])&gt;60;SUM([.J12:.J18])+ROUND(INT(SUM([.K12:.K18]))/60;0);SUM([.J12:.J18]));[.A12];IF(SUM([.K12:.K18])&gt;60;ROUND(60*(ROUND(INT(SUM([.K12:.K18])/60)-SUM([.K12:.K18])/60;2)*-1);0)))" office:value-type="string" office:string-value="64:52" calcext:value-type="string">
            <text:p>64:52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6:26:2016" calcext:value-type="string">
            <text:p>6:26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3]-[.H13]&lt;0;([.H13]-[.F13]);([.H13]-[.F13])*-1)" office:value-type="float" office:value="9" calcext:value-type="float">
            <text:p>9</text:p>
          </table:table-cell>
          <table:table-cell table:style-name="ce3" table:formula="of:=IF([.G13]-[.I13]&lt;0;([.I13]-[.G13]);([.I13]-[.G13])*-1)" office:value-type="float" office:value="11" calcext:value-type="float">
            <text:p>11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9:11" calcext:value-type="string">
            <text:p>9:11</text:p>
          </table:table-cell>
          <table:covered-table-cell table:style-name="ce4" table:formula="of:=CONCATENATE(IF(SUM([.K13:.K19])&gt;60;SUM([.J13:.J19])+ROUND(INT(SUM([.K13:.K19]))/60;0);SUM([.J13:.J19]));[.A13];IF(SUM([.K13:.K19])&gt;60;ROUND(60*(ROUND(INT(SUM([.K13:.K19])/60)-SUM([.K13:.K19])/60;2)*-1);0)))" office:value-type="string" office:string-value="63:22" calcext:value-type="string">
            <text:p>63:22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6:27:2016" calcext:value-type="string">
            <text:p>6:2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4]-[.H14]&lt;0;([.H14]-[.F14]);([.H14]-[.F14])*-1)" office:value-type="float" office:value="11" calcext:value-type="float">
            <text:p>11</text:p>
          </table:table-cell>
          <table:table-cell table:style-name="ce3" table:formula="of:=IF([.G14]-[.I14]&lt;0;([.I14]-[.G14]);([.I14]-[.G14])*-1)" office:value-type="float" office:value="30" calcext:value-type="float">
            <text:p>3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11:30" calcext:value-type="string">
            <text:p>11:30</text:p>
          </table:table-cell>
          <table:covered-table-cell table:style-name="ce4" table:formula="of:=CONCATENATE(IF(SUM([.K14:.K20])&gt;60;SUM([.J14:.J20])+ROUND(INT(SUM([.K14:.K20]))/60;0);SUM([.J14:.J20]));[.A14];IF(SUM([.K14:.K20])&gt;60;ROUND(60*(ROUND(INT(SUM([.K14:.K20])/60)-SUM([.K14:.K20])/60;2)*-1);0)))" office:value-type="string" office:string-value="63:56" calcext:value-type="string">
            <text:p>63:56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6:28:2016" calcext:value-type="string">
            <text:p>6:2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5]-[.H15]&lt;0;([.H15]-[.F15]);([.H15]-[.F15])*-1)" office:value-type="float" office:value="7" calcext:value-type="float">
            <text:p>7</text:p>
          </table:table-cell>
          <table:table-cell table:style-name="ce3" table:formula="of:=IF([.G15]-[.I15]&lt;0;([.I15]-[.G15]);([.I15]-[.G15])*-1)" office:value-type="float" office:value="30" calcext:value-type="float">
            <text:p>3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7:30" calcext:value-type="string">
            <text:p>7:30</text:p>
          </table:table-cell>
          <table:covered-table-cell table:style-name="ce4" table:formula="of:=CONCATENATE(IF(SUM([.K15:.K21])&gt;60;SUM([.J15:.J21])+ROUND(INT(SUM([.K15:.K21]))/60;0);SUM([.J15:.J21]));[.A15];IF(SUM([.K15:.K21])&gt;60;ROUND(60*(ROUND(INT(SUM([.K15:.K21])/60)-SUM([.K15:.K21])/60;2)*-1);0)))" office:value-type="string" office:string-value="60:56" calcext:value-type="string">
            <text:p>60:56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6:29:2016" calcext:value-type="string">
            <text:p>6:2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1" calcext:value-type="float">
            <text:p>41</text:p>
          </table:table-cell>
          <table:table-cell table:style-name="ce3" table:formula="of:=IF([.F16]-[.H16]&lt;0;([.H16]-[.F16]);([.H16]-[.F16])*-1)" office:value-type="float" office:value="10" calcext:value-type="float">
            <text:p>10</text:p>
          </table:table-cell>
          <table:table-cell table:style-name="ce3" table:formula="of:=IF([.G16]-[.I16]&lt;0;([.I16]-[.G16]);([.I16]-[.G16])*-1)" office:value-type="float" office:value="41" calcext:value-type="float">
            <text:p>41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10:41" calcext:value-type="string">
            <text:p>10:41</text:p>
          </table:table-cell>
          <table:table-cell table:style-name="ce4" table:formula="of:=CONCATENATE(IF(SUM([.K16:.K22])&gt;60;SUM([.J16:.J22])+ROUND(INT(SUM([.K16:.K22]))/60;0);SUM([.J16:.J22]));[.A16];IF(SUM([.K16:.K22])&gt;60;ROUND(60*(ROUND(INT(SUM([.K16:.K22])/60)-SUM([.K16:.K22])/60;2)*-1);0)))" office:value-type="string" office:string-value="61:56" calcext:value-type="string" table:number-columns-spanned="1" table:number-rows-spanned="7">
            <text:p>61:56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6:30:2016" calcext:value-type="string">
            <text:p>6:3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7]-[.H17]&lt;0;([.H17]-[.F17]);([.H17]-[.F17])*-1)" office:value-type="float" office:value="8" calcext:value-type="float">
            <text:p>8</text:p>
          </table:table-cell>
          <table:table-cell table:style-name="ce3" table:formula="of:=IF([.G17]-[.I17]&lt;0;([.I17]-[.G17]);([.I17]-[.G17])*-1)" office:value-type="float" office:value="30" calcext:value-type="float">
            <text:p>3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8:30" calcext:value-type="string">
            <text:p>8:30</text:p>
          </table:table-cell>
          <table:covered-table-cell table:style-name="ce4" table:formula="of:=CONCATENATE(IF(SUM([.K17:.K23])&gt;60;SUM([.J17:.J23])+ROUND(INT(SUM([.K17:.K23]))/60;0);SUM([.J17:.J23]));[.A17];IF(SUM([.K17:.K23])&gt;60;ROUND(60*(ROUND(INT(SUM([.K17:.K23])/60)-SUM([.K17:.K23])/60;2)*-1);0)))" office:value-type="string" office:string-value="60:45" calcext:value-type="string">
            <text:p>60:4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7:1:2016" calcext:value-type="string">
            <text:p>7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8]-[.H18]&lt;0;([.H18]-[.F18]);([.H18]-[.F18])*-1)" office:value-type="float" office:value="7" calcext:value-type="float">
            <text:p>7</text:p>
          </table:table-cell>
          <table:table-cell table:style-name="ce3" table:formula="of:=IF([.G18]-[.I18]&lt;0;([.I18]-[.G18]);([.I18]-[.G18])*-1)" office:value-type="float" office:value="30" calcext:value-type="float">
            <text:p>3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7:30" calcext:value-type="string">
            <text:p>7:30</text:p>
          </table:table-cell>
          <table:covered-table-cell table:style-name="ce4" table:formula="of:=CONCATENATE(IF(SUM([.K18:.K24])&gt;60;SUM([.J18:.J24])+ROUND(INT(SUM([.K18:.K24]))/60;0);SUM([.J18:.J24]));[.A18];IF(SUM([.K18:.K24])&gt;60;ROUND(60*(ROUND(INT(SUM([.K18:.K24])/60)-SUM([.K18:.K24])/60;2)*-1);0)))" office:value-type="string" office:string-value="59:15" calcext:value-type="string">
            <text:p>59:15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7:2:2016" calcext:value-type="string">
            <text:p>7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9]-[.H19]&lt;0;([.H19]-[.F19]);([.H19]-[.F19])*-1)" office:value-type="float" office:value="8" calcext:value-type="float">
            <text:p>8</text:p>
          </table:table-cell>
          <table:table-cell table:style-name="ce3" table:formula="of:=IF([.G19]-[.I19]&lt;0;([.I19]-[.G19]);([.I19]-[.G19])*-1)" office:value-type="float" office:value="30" calcext:value-type="float">
            <text:p>3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8:30" calcext:value-type="string">
            <text:p>8:30</text:p>
          </table:table-cell>
          <table:covered-table-cell table:style-name="ce4" table:formula="of:=CONCATENATE(IF(SUM([.K19:.K25])&gt;60;SUM([.J19:.J25])+ROUND(INT(SUM([.K19:.K25]))/60;0);SUM([.J19:.J25]));[.A19];IF(SUM([.K19:.K25])&gt;60;ROUND(60*(ROUND(INT(SUM([.K19:.K25])/60)-SUM([.K19:.K25])/60;2)*-1);0)))" office:value-type="string" office:string-value="52:45" calcext:value-type="string">
            <text:p>52:45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7:3:2016" calcext:value-type="string">
            <text:p>7:3:201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0]-[.H20]&lt;0;([.H20]-[.F20]);([.H20]-[.F20])*-1)" office:value-type="float" office:value="8" calcext:value-type="float">
            <text:p>8</text:p>
          </table:table-cell>
          <table:table-cell table:style-name="ce3" table:formula="of:=IF([.G20]-[.I20]&lt;0;([.I20]-[.G20]);([.I20]-[.G20])*-1)" office:value-type="float" office:value="45" calcext:value-type="float">
            <text:p>45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8:45" calcext:value-type="string">
            <text:p>8:45</text:p>
          </table:table-cell>
          <table:covered-table-cell table:style-name="ce4" table:formula="of:=CONCATENATE(IF(SUM([.K20:.K26])&gt;60;SUM([.J20:.J26])+ROUND(INT(SUM([.K20:.K26]))/60;0);SUM([.J20:.J26]));[.A20];IF(SUM([.K20:.K26])&gt;60;ROUND(60*(ROUND(INT(SUM([.K20:.K26])/60)-SUM([.K20:.K26])/60;2)*-1);0)))" office:value-type="string" office:string-value="52:40" calcext:value-type="string">
            <text:p>52:4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7:4:2016" calcext:value-type="string">
            <text:p>7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1]-[.H21]&lt;0;([.H21]-[.F21]);([.H21]-[.F21])*-1)" office:value-type="float" office:value="8" calcext:value-type="float">
            <text:p>8</text:p>
          </table:table-cell>
          <table:table-cell table:style-name="ce3" table:formula="of:=IF([.G21]-[.I21]&lt;0;([.I21]-[.G21]);([.I21]-[.G21])*-1)" office:value-type="float" office:value="30" calcext:value-type="float">
            <text:p>3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8:30" calcext:value-type="string">
            <text:p>8:30</text:p>
          </table:table-cell>
          <table:covered-table-cell table:style-name="ce4" table:formula="of:=CONCATENATE(IF(SUM([.K21:.K27])&gt;60;SUM([.J21:.J27])+ROUND(INT(SUM([.K21:.K27]))/60;0);SUM([.J21:.J27]));[.A21];IF(SUM([.K21:.K27])&gt;60;ROUND(60*(ROUND(INT(SUM([.K21:.K27])/60)-SUM([.K21:.K2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7:5:2016" calcext:value-type="string">
            <text:p>7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2]-[.H22]&lt;0;([.H22]-[.F22]);([.H22]-[.F22])*-1)" office:value-type="float" office:value="8" calcext:value-type="float">
            <text:p>8</text:p>
          </table:table-cell>
          <table:table-cell table:style-name="ce3" table:formula="of:=IF([.G22]-[.I22]&lt;0;([.I22]-[.G22]);([.I22]-[.G22])*-1)" office:value-type="float" office:value="30" calcext:value-type="float">
            <text:p>3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8:30" calcext:value-type="string">
            <text:p>8:30</text:p>
          </table:table-cell>
          <table:covered-table-cell table:style-name="ce4" table:formula="of:=CONCATENATE(IF(SUM([.K22:.K28])&gt;60;SUM([.J22:.J28])+ROUND(INT(SUM([.K22:.K28]))/60;0);SUM([.J22:.J28]));[.A22];IF(SUM([.K22:.K28])&gt;60;ROUND(60*(ROUND(INT(SUM([.K22:.K28])/60)-SUM([.K22:.K28])/60;2)*-1);0)))" office:value-type="string" office:string-value="50:20" calcext:value-type="string">
            <text:p>50:2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7:6:2016" calcext:value-type="string">
            <text:p>7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3]-[.H23]&lt;0;([.H23]-[.F23]);([.H23]-[.F23])*-1)" office:value-type="float" office:value="9" calcext:value-type="float">
            <text:p>9</text:p>
          </table:table-cell>
          <table:table-cell table:style-name="ce3" table:formula="of:=IF([.G23]-[.I23]&lt;0;([.I23]-[.G23]);([.I23]-[.G23])*-1)" office:value-type="float" office:value="30" calcext:value-type="float">
            <text:p>3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9:30" calcext:value-type="string">
            <text:p>9:30</text:p>
          </table:table-cell>
          <table:table-cell table:style-name="ce4" table:formula="of:=CONCATENATE(IF(SUM([.K23:.K29])&gt;60;SUM([.J23:.J29])+ROUND(INT(SUM([.K23:.K29]))/60;0);SUM([.J23:.J29]));[.A23];IF(SUM([.K23:.K29])&gt;60;ROUND(60*(ROUND(INT(SUM([.K23:.K29])/60)-SUM([.K23:.K29])/60;2)*-1);0)))" office:value-type="string" office:string-value="49:20" calcext:value-type="string" table:number-columns-spanned="1" table:number-rows-spanned="7">
            <text:p>49:2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7:7:2016" calcext:value-type="string">
            <text:p>7:7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8" calcext:value-type="float">
            <text:p>8</text:p>
          </table:table-cell>
          <table:table-cell table:style-name="ce3" table:formula="of:=IF([.G24]-[.I24]&lt;0;([.I24]-[.G24]);([.I24]-[.G24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8:0" calcext:value-type="string">
            <text:p>8:0</text:p>
          </table:table-cell>
          <table:covered-table-cell table:style-name="ce4" table:formula="of:=CONCATENATE(IF(SUM([.K24:.K30])&gt;60;SUM([.J24:.J30])+ROUND(INT(SUM([.K24:.K30]))/60;0);SUM([.J24:.J30]));[.A24];IF(SUM([.K24:.K30])&gt;60;ROUND(60*(ROUND(INT(SUM([.K24:.K30])/60)-SUM([.K24:.K30])/60;2)*-1);0)))" office:value-type="string" office:string-value="50:44" calcext:value-type="string">
            <text:p>50:44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7:8:2016" calcext:value-type="string">
            <text:p>7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5]-[.I25]&lt;0;([.I25]-[.G25]);([.I25]-[.G25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60;SUM([.J25:.J31])+ROUND(INT(SUM([.K25:.K31]))/60;0);SUM([.J25:.J31]));[.A25];IF(SUM([.K25:.K31])&gt;60;ROUND(60*(ROUND(INT(SUM([.K25:.K31])/60)-SUM([.K25:.K31])/60;2)*-1);0)))" office:value-type="string" office:string-value="42:44" calcext:value-type="string">
            <text:p>42:44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7:9:2016" calcext:value-type="string">
            <text:p>7: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5" calcext:value-type="float">
            <text:p>25</text:p>
          </table:table-cell>
          <table:table-cell table:style-name="ce3" table:formula="of:=IF([.F26]-[.H26]&lt;0;([.H26]-[.F26]);([.H26]-[.F26])*-1)" office:value-type="float" office:value="8" calcext:value-type="float">
            <text:p>8</text:p>
          </table:table-cell>
          <table:table-cell table:style-name="ce3" table:formula="of:=IF([.G26]-[.I26]&lt;0;([.I26]-[.G26]);([.I26]-[.G26])*-1)" office:value-type="float" office:value="25" calcext:value-type="float">
            <text:p>25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8:25" calcext:value-type="string">
            <text:p>8:25</text:p>
          </table:table-cell>
          <table:covered-table-cell table:style-name="ce4" table:formula="of:=CONCATENATE(IF(SUM([.K26:.K32])&gt;60;SUM([.J26:.J32])+ROUND(INT(SUM([.K26:.K32]))/60;0);SUM([.J26:.J32]));[.A26];IF(SUM([.K26:.K32])&gt;60;ROUND(60*(ROUND(INT(SUM([.K26:.K32])/60)-SUM([.K26:.K32])/60;2)*-1);0)))" office:value-type="string" office:string-value="49:29" calcext:value-type="string">
            <text:p>49:29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7:10:2016" calcext:value-type="string">
            <text:p>7:10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IF([.F27]-[.H27]&lt;0;([.H27]-[.F27]);([.H27]-[.F27])*-1)" office:value-type="float" office:value="6" calcext:value-type="float">
            <text:p>6</text:p>
          </table:table-cell>
          <table:table-cell table:style-name="ce3" table:formula="of:=IF([.G27]-[.I27]&lt;0;([.I27]-[.G27]);([.I27]-[.G27])*-1)" office:value-type="float" office:value="10" calcext:value-type="float">
            <text:p>1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6:10" calcext:value-type="string">
            <text:p>6:10</text:p>
          </table:table-cell>
          <table:covered-table-cell table:style-name="ce4" table:formula="of:=CONCATENATE(IF(SUM([.K27:.K33])&gt;60;SUM([.J27:.J33])+ROUND(INT(SUM([.K27:.K33]))/60;0);SUM([.J27:.J33]));[.A27];IF(SUM([.K27:.K33])&gt;60;ROUND(60*(ROUND(INT(SUM([.K27:.K33])/60)-SUM([.K27:.K33])/60;2)*-1);0)))" office:value-type="string" office:string-value="52:4" calcext:value-type="string">
            <text:p>52:4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7:11:2016" calcext:value-type="string">
            <text:p>7:1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28]-[.H28]&lt;0;([.H28]-[.F28]);([.H28]-[.F28])*-1)" office:value-type="float" office:value="9" calcext:value-type="float">
            <text:p>9</text:p>
          </table:table-cell>
          <table:table-cell table:style-name="ce3" table:formula="of:=IF([.G28]-[.I28]&lt;0;([.I28]-[.G28]);([.I28]-[.G28])*-1)" office:value-type="float" office:value="45" calcext:value-type="float">
            <text:p>45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9:45" calcext:value-type="string">
            <text:p>9:45</text:p>
          </table:table-cell>
          <table:covered-table-cell table:style-name="ce4" table:formula="of:=CONCATENATE(IF(SUM([.K28:.K34])&gt;60;SUM([.J28:.J34])+ROUND(INT(SUM([.K28:.K34]))/60;0);SUM([.J28:.J34]));[.A28];IF(SUM([.K28:.K34])&gt;60;ROUND(60*(ROUND(INT(SUM([.K28:.K34])/60)-SUM([.K28:.K34])/60;2)*-1);0)))" office:value-type="string" office:string-value="57:54" calcext:value-type="string">
            <text:p>57:54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7:12:2016" calcext:value-type="string">
            <text:p>7:1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29]-[.H29]&lt;0;([.H29]-[.F29]);([.H29]-[.F29])*-1)" office:value-type="float" office:value="7" calcext:value-type="float">
            <text:p>7</text:p>
          </table:table-cell>
          <table:table-cell table:style-name="ce3" table:formula="of:=IF([.G29]-[.I29]&lt;0;([.I29]-[.G29]);([.I29]-[.G29])*-1)" office:value-type="float" office:value="30" calcext:value-type="float">
            <text:p>3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7:30" calcext:value-type="string">
            <text:p>7:30</text:p>
          </table:table-cell>
          <table:covered-table-cell table:style-name="ce4" table:formula="of:=CONCATENATE(IF(SUM([.K29:.K35])&gt;60;SUM([.J29:.J35])+ROUND(INT(SUM([.K29:.K35]))/60;0);SUM([.J29:.J35]));[.A29];IF(SUM([.K29:.K35])&gt;60;ROUND(60*(ROUND(INT(SUM([.K29:.K35])/60)-SUM([.K29:.K35])/60;2)*-1);0)))" office:value-type="string" office:string-value="56:9" calcext:value-type="string">
            <text:p>56:9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7:13:2016" calcext:value-type="string">
            <text:p>7:1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4" calcext:value-type="float">
            <text:p>54</text:p>
          </table:table-cell>
          <table:table-cell table:style-name="ce3" table:formula="of:=IF([.F30]-[.H30]&lt;0;([.H30]-[.F30]);([.H30]-[.F30])*-1)" office:value-type="float" office:value="9" calcext:value-type="float">
            <text:p>9</text:p>
          </table:table-cell>
          <table:table-cell table:style-name="ce3" table:formula="of:=IF([.G30]-[.I30]&lt;0;([.I30]-[.G30]);([.I30]-[.G30])*-1)" office:value-type="float" office:value="54" calcext:value-type="float">
            <text:p>54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9:54" calcext:value-type="string">
            <text:p>9:54</text:p>
          </table:table-cell>
          <table:table-cell table:style-name="ce4" table:formula="of:=CONCATENATE(IF(SUM([.K30:.K36])&gt;60;SUM([.J30:.J36])+ROUND(INT(SUM([.K30:.K36]))/60;0);SUM([.J30:.J36]));[.A30];IF(SUM([.K30:.K36])&gt;60;ROUND(60*(ROUND(INT(SUM([.K30:.K36])/60)-SUM([.K30:.K36])/60;2)*-1);0)))" office:value-type="string" office:string-value="59:59" calcext:value-type="string" table:number-columns-spanned="1" table:number-rows-spanned="7">
            <text:p>59:59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7:14:2016" calcext:value-type="string">
            <text:p>7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1]-[.I31]&lt;0;([.I31]-[.G31]);([.I31]-[.G31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60;SUM([.J31:.J37])+ROUND(INT(SUM([.K31:.K37]))/60;0);SUM([.J31:.J37]));[.A31];IF(SUM([.K31:.K37])&gt;60;ROUND(60*(ROUND(INT(SUM([.K31:.K37])/60)-SUM([.K31:.K37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7:15:2016" calcext:value-type="string">
            <text:p>7:1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2]-[.H32]&lt;0;([.H32]-[.F32]);([.H32]-[.F32])*-1)" office:value-type="float" office:value="7" calcext:value-type="float">
            <text:p>7</text:p>
          </table:table-cell>
          <table:table-cell table:style-name="ce3" table:formula="of:=IF([.G32]-[.I32]&lt;0;([.I32]-[.G32]);([.I32]-[.G32])*-1)" office:value-type="float" office:value="45" calcext:value-type="float">
            <text:p>45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7:45" calcext:value-type="string">
            <text:p>7:45</text:p>
          </table:table-cell>
          <table:covered-table-cell table:style-name="ce4" table:formula="of:=CONCATENATE(IF(SUM([.K32:.K38])&gt;60;SUM([.J32:.J38])+ROUND(INT(SUM([.K32:.K38]))/60;0);SUM([.J32:.J38]));[.A32];IF(SUM([.K32:.K38])&gt;60;ROUND(60*(ROUND(INT(SUM([.K32:.K38])/60)-SUM([.K32:.K38])/60;2)*-1);0)))" office:value-type="string" office:string-value="49:5" calcext:value-type="string">
            <text:p>49:5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7:16:2016" calcext:value-type="string">
            <text:p>7:1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11" calcext:value-type="float">
            <text:p>11</text:p>
          </table:table-cell>
          <table:table-cell table:style-name="ce3" table:formula="of:=IF([.G33]-[.I33]&lt;0;([.I33]-[.G33]);([.I33]-[.G33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11:0" calcext:value-type="string">
            <text:p>11:0</text:p>
          </table:table-cell>
          <table:covered-table-cell table:style-name="ce4" table:formula="of:=CONCATENATE(IF(SUM([.K33:.K39])&gt;60;SUM([.J33:.J39])+ROUND(INT(SUM([.K33:.K39]))/60;0);SUM([.J33:.J39]));[.A33];IF(SUM([.K33:.K39])&gt;60;ROUND(60*(ROUND(INT(SUM([.K33:.K39])/60)-SUM([.K33:.K39])/60;2)*-1);0)))" office:value-type="string" office:string-value="41:0" calcext:value-type="string">
            <text:p>41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7:17:2016" calcext:value-type="string">
            <text:p>7:17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5" calcext:value-type="float">
            <text:p>45</text:p>
          </table:table-cell>
          <table:table-cell table:style-name="ce3" table:formula="of:=IF([.F34]-[.H34]&lt;0;([.H34]-[.F34]);([.H34]-[.F34])*-1)" office:value-type="float" office:value="11" calcext:value-type="float">
            <text:p>11</text:p>
          </table:table-cell>
          <table:table-cell table:style-name="ce3" table:formula="of:=IF([.G34]-[.I34]&lt;0;([.I34]-[.G34]);([.I34]-[.G34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11:0" calcext:value-type="string">
            <text:p>11:0</text:p>
          </table:table-cell>
          <table:covered-table-cell table:style-name="ce4" table:formula="of:=CONCATENATE(IF(SUM([.K34:.K40])&gt;60;SUM([.J34:.J40])+ROUND(INT(SUM([.K34:.K40]))/60;0);SUM([.J34:.J40]));[.A34];IF(SUM([.K34:.K40])&gt;60;ROUND(60*(ROUND(INT(SUM([.K34:.K40])/60)-SUM([.K34:.K40])/60;2)*-1);0)))" office:value-type="string" office:string-value="30:0" calcext:value-type="string">
            <text:p>3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7:18:2016" calcext:value-type="string">
            <text:p>7:18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9" calcext:value-type="float">
            <text:p>9</text:p>
          </table:table-cell>
          <table:table-cell table:style-name="ce3" table:formula="of:=IF([.G35]-[.I35]&lt;0;([.I35]-[.G35]);([.I35]-[.G35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9:0" calcext:value-type="string">
            <text:p>9:0</text:p>
          </table:table-cell>
          <table:covered-table-cell table:style-name="ce4" table:formula="of:=CONCATENATE(IF(SUM([.K35:.K41])&gt;60;SUM([.J35:.J41])+ROUND(INT(SUM([.K35:.K41]))/60;0);SUM([.J35:.J41]));[.A35];IF(SUM([.K35:.K41])&gt;60;ROUND(60*(ROUND(INT(SUM([.K35:.K41])/60)-SUM([.K35:.K41])/60;2)*-1);0)))" office:value-type="string" office:string-value="19:0" calcext:value-type="string">
            <text:p>19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7:19:2016" calcext:value-type="string">
            <text:p>7:19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3" table:formula="of:=IF([.F36]-[.H36]&lt;0;([.H36]-[.F36]);([.H36]-[.F36])*-1)" office:value-type="float" office:value="10" calcext:value-type="float">
            <text:p>10</text:p>
          </table:table-cell>
          <table:table-cell table:style-name="ce3" table:formula="of:=IF([.G36]-[.I36]&lt;0;([.I36]-[.G36]);([.I36]-[.G36])*-1)" office:value-type="float" office:value="20" calcext:value-type="float">
            <text:p>2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10:20" calcext:value-type="string">
            <text:p>10:20</text:p>
          </table:table-cell>
          <table:covered-table-cell table:style-name="ce4" table:formula="of:=CONCATENATE(IF(SUM([.K36:.K42])&gt;60;SUM([.J36:.J42])+ROUND(INT(SUM([.K36:.K42]))/60;0);SUM([.J36:.J42]));[.A36];IF(SUM([.K36:.K42])&gt;60;ROUND(60*(ROUND(INT(SUM([.K36:.K42])/60)-SUM([.K36:.K42])/60;2)*-1);0)))" office:value-type="string" office:string-value="10:0" calcext:value-type="string">
            <text:p>1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7:20:2016" calcext:value-type="string">
            <text:p>7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7]-[.H37]&lt;0;([.H37]-[.F37]);([.H37]-[.F37])*-1)" office:value-type="float" office:value="-0" calcext:value-type="float">
            <text:p>0</text:p>
          </table:table-cell>
          <table:table-cell table:style-name="ce3" table:formula="of:=IF([.G37]-[.I37]&lt;0;([.I37]-[.G37]);([.I37]-[.G37])*-1)" office:value-type="float" office:value="-0" calcext:value-type="float">
            <text:p>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0:0" calcext:value-type="string">
            <text:p>0:0</text:p>
          </table:table-cell>
          <table:table-cell table:style-name="ce4" table:formula="of:=CONCATENATE(IF(SUM([.K37:.K43])&gt;60;SUM([.J37:.J43])+ROUND(INT(SUM([.K37:.K43]))/60;0);SUM([.J37:.J43]));[.A37];IF(SUM([.K37:.K43])&gt;60;ROUND(60*(ROUND(INT(SUM([.K37:.K43])/60)-SUM([.K37:.K43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7:21:2016" calcext:value-type="string">
            <text:p>7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8]-[.H38]&lt;0;([.H38]-[.F38]);([.H38]-[.F38])*-1)" office:value-type="float" office:value="-0" calcext:value-type="float">
            <text:p>0</text:p>
          </table:table-cell>
          <table:table-cell table:style-name="ce3" table:formula="of:=IF([.G38]-[.I38]&lt;0;([.I38]-[.G38]);([.I38]-[.G38])*-1)" office:value-type="float" office:value="-0" calcext:value-type="float">
            <text:p>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0:0" calcext:value-type="string">
            <text:p>0:0</text:p>
          </table:table-cell>
          <table:covered-table-cell table:style-name="ce4" table:formula="of:=CONCATENATE(IF(SUM([.K38:.K44])&gt;60;SUM([.J38:.J44])+ROUND(INT(SUM([.K38:.K44]))/60;0);SUM([.J38:.J44]));[.A38];IF(SUM([.K38:.K44])&gt;60;ROUND(60*(ROUND(INT(SUM([.K38:.K44])/60)-SUM([.K38:.K4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7:22:2016" calcext:value-type="string">
            <text:p>7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9]-[.I39]&lt;0;([.I39]-[.G39]);([.I39]-[.G39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60;SUM([.J39:.J45])+ROUND(INT(SUM([.K39:.K45]))/60;0);SUM([.J39:.J45]));[.A39];IF(SUM([.K39:.K45])&gt;60;ROUND(60*(ROUND(INT(SUM([.K39:.K45])/60)-SUM([.K39:.K4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7:23:2016" calcext:value-type="string">
            <text:p>7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0]-[.H40]&lt;0;([.H40]-[.F40]);([.H40]-[.F40])*-1)" office:value-type="float" office:value="-0" calcext:value-type="float">
            <text:p>0</text:p>
          </table:table-cell>
          <table:table-cell table:style-name="ce3" table:formula="of:=IF([.G40]-[.I40]&lt;0;([.I40]-[.G40]);([.I40]-[.G40])*-1)" office:value-type="float" office:value="-0" calcext:value-type="float">
            <text:p>0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0:0" calcext:value-type="string">
            <text:p>0:0</text:p>
          </table:table-cell>
          <table:covered-table-cell table:style-name="ce4" table:formula="of:=CONCATENATE(IF(SUM([.K40:.K46])&gt;60;SUM([.J40:.J46])+ROUND(INT(SUM([.K40:.K46]))/60;0);SUM([.J40:.J46]));[.A40];IF(SUM([.K40:.K46])&gt;60;ROUND(60*(ROUND(INT(SUM([.K40:.K46])/60)-SUM([.K40:.K4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7:24:2016" calcext:value-type="string">
            <text:p>7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-0" calcext:value-type="float">
            <text:p>0</text:p>
          </table:table-cell>
          <table:table-cell table:style-name="ce3" table:formula="of:=IF([.G41]-[.I41]&lt;0;([.I41]-[.G41]);([.I41]-[.G41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0:0" calcext:value-type="string">
            <text:p>0:0</text:p>
          </table:table-cell>
          <table:covered-table-cell table:style-name="ce4" table:formula="of:=CONCATENATE(IF(SUM([.K41:.K47])&gt;60;SUM([.J41:.J47])+ROUND(INT(SUM([.K41:.K47]))/60;0);SUM([.J41:.J47]));[.A41];IF(SUM([.K41:.K47])&gt;60;ROUND(60*(ROUND(INT(SUM([.K41:.K47])/60)-SUM([.K41:.K4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7:25:2016" calcext:value-type="string">
            <text:p>7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-0" calcext:value-type="float">
            <text:p>0</text:p>
          </table:table-cell>
          <table:table-cell table:style-name="ce3" table:formula="of:=IF([.G42]-[.I42]&lt;0;([.I42]-[.G42]);([.I42]-[.G42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0:0" calcext:value-type="string">
            <text:p>0:0</text:p>
          </table:table-cell>
          <table:covered-table-cell table:style-name="ce4" table:formula="of:=CONCATENATE(IF(SUM([.K42:.K48])&gt;60;SUM([.J42:.J48])+ROUND(INT(SUM([.K42:.K48]))/60;0);SUM([.J42:.J48]));[.A42];IF(SUM([.K42:.K48])&gt;60;ROUND(60*(ROUND(INT(SUM([.K42:.K48])/60)-SUM([.K42:.K4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7:26:2016" calcext:value-type="string">
            <text:p>7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-0" calcext:value-type="float">
            <text:p>0</text:p>
          </table:table-cell>
          <table:table-cell table:style-name="ce3" table:formula="of:=IF([.G43]-[.I43]&lt;0;([.I43]-[.G43]);([.I43]-[.G43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0:0" calcext:value-type="string">
            <text:p>0:0</text:p>
          </table:table-cell>
          <table:covered-table-cell table:style-name="ce4" table:formula="of:=CONCATENATE(IF(SUM([.K43:.K49])&gt;60;SUM([.J43:.J49])+ROUND(INT(SUM([.K43:.K49]))/60;0);SUM([.J43:.J49]));[.A43];IF(SUM([.K43:.K49])&gt;60;ROUND(60*(ROUND(INT(SUM([.K43:.K49])/60)-SUM([.K43:.K4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7:27:2016" calcext:value-type="string">
            <text:p>7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4]-[.H44]&lt;0;([.H44]-[.F44]);([.H44]-[.F44])*-1)" office:value-type="float" office:value="-0" calcext:value-type="float">
            <text:p>0</text:p>
          </table:table-cell>
          <table:table-cell table:style-name="ce3" table:formula="of:=IF([.G44]-[.I44]&lt;0;([.I44]-[.G44]);([.I44]-[.G44])*-1)" office:value-type="float" office:value="-0" calcext:value-type="float">
            <text:p>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0:0" calcext:value-type="string">
            <text:p>0:0</text:p>
          </table:table-cell>
          <table:table-cell table:style-name="ce4" table:formula="of:=CONCATENATE(IF(SUM([.K44:.K50])&gt;60;SUM([.J44:.J50])+ROUND(INT(SUM([.K44:.K50]))/60;0);SUM([.J44:.J50]));[.A44];IF(SUM([.K44:.K50])&gt;60;ROUND(60*(ROUND(INT(SUM([.K44:.K50])/60)-SUM([.K44:.K50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5]-[.I45]&lt;0;([.I45]-[.G45]);([.I45]-[.G45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60;SUM([.J45:.J51])+ROUND(INT(SUM([.K45:.K51]))/60;0);SUM([.J45:.J51]));[.A45];IF(SUM([.K45:.K51])&gt;60;ROUND(60*(ROUND(INT(SUM([.K45:.K51])/60)-SUM([.K45:.K5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7:29:2016" calcext:value-type="string">
            <text:p>7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6]-[.H46]&lt;0;([.H46]-[.F46]);([.H46]-[.F46])*-1)" office:value-type="float" office:value="-0" calcext:value-type="float">
            <text:p>0</text:p>
          </table:table-cell>
          <table:table-cell table:style-name="ce3" table:formula="of:=IF([.G46]-[.I46]&lt;0;([.I46]-[.G46]);([.I46]-[.G46])*-1)" office:value-type="float" office:value="-0" calcext:value-type="float">
            <text:p>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0:0" calcext:value-type="string">
            <text:p>0:0</text:p>
          </table:table-cell>
          <table:covered-table-cell table:style-name="ce4" table:formula="of:=CONCATENATE(IF(SUM([.K46:.K52])&gt;60;SUM([.J46:.J52])+ROUND(INT(SUM([.K46:.K52]))/60;0);SUM([.J46:.J52]));[.A46];IF(SUM([.K46:.K52])&gt;60;ROUND(60*(ROUND(INT(SUM([.K46:.K52])/60)-SUM([.K46:.K5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7:30:2016" calcext:value-type="string">
            <text:p>7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-0" calcext:value-type="float">
            <text:p>0</text:p>
          </table:table-cell>
          <table:table-cell table:style-name="ce3" table:formula="of:=IF([.G47]-[.I47]&lt;0;([.I47]-[.G47]);([.I47]-[.G47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0:0" calcext:value-type="string">
            <text:p>0:0</text:p>
          </table:table-cell>
          <table:covered-table-cell table:style-name="ce4" table:formula="of:=CONCATENATE(IF(SUM([.K47:.K53])&gt;60;SUM([.J47:.J53])+ROUND(INT(SUM([.K47:.K53]))/60;0);SUM([.J47:.J53]));[.A47];IF(SUM([.K47:.K53])&gt;60;ROUND(60*(ROUND(INT(SUM([.K47:.K53])/60)-SUM([.K47:.K5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7:31:2016" calcext:value-type="string">
            <text:p>7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-0" calcext:value-type="float">
            <text:p>0</text:p>
          </table:table-cell>
          <table:table-cell table:style-name="ce3" table:formula="of:=IF([.G48]-[.I48]&lt;0;([.I48]-[.G48]);([.I48]-[.G48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0:0" calcext:value-type="string">
            <text:p>0:0</text:p>
          </table:table-cell>
          <table:covered-table-cell table:style-name="ce4" table:formula="of:=CONCATENATE(IF(SUM([.K48:.K54])&gt;60;SUM([.J48:.J54])+ROUND(INT(SUM([.K48:.K54]))/60;0);SUM([.J48:.J54]));[.A48];IF(SUM([.K48:.K54])&gt;60;ROUND(60*(ROUND(INT(SUM([.K48:.K54])/60)-SUM([.K48:.K5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8:1:2016" calcext:value-type="string">
            <text:p>8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-0" calcext:value-type="float">
            <text:p>0</text:p>
          </table:table-cell>
          <table:table-cell table:style-name="ce3" table:formula="of:=IF([.G49]-[.I49]&lt;0;([.I49]-[.G49]);([.I49]-[.G49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0:0" calcext:value-type="string">
            <text:p>0:0</text:p>
          </table:table-cell>
          <table:covered-table-cell table:style-name="ce4" table:formula="of:=CONCATENATE(IF(SUM([.K49:.K55])&gt;60;SUM([.J49:.J55])+ROUND(INT(SUM([.K49:.K55]))/60;0);SUM([.J49:.J55]));[.A49];IF(SUM([.K49:.K55])&gt;60;ROUND(60*(ROUND(INT(SUM([.K49:.K55])/60)-SUM([.K49:.K5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8:2:2016" calcext:value-type="string">
            <text:p>8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0]-[.H50]&lt;0;([.H50]-[.F50]);([.H50]-[.F50])*-1)" office:value-type="float" office:value="-0" calcext:value-type="float">
            <text:p>0</text:p>
          </table:table-cell>
          <table:table-cell table:style-name="ce3" table:formula="of:=IF([.G50]-[.I50]&lt;0;([.I50]-[.G50]);([.I50]-[.G50])*-1)" office:value-type="float" office:value="-0" calcext:value-type="float">
            <text:p>0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0:0" calcext:value-type="string">
            <text:p>0:0</text:p>
          </table:table-cell>
          <table:covered-table-cell table:style-name="ce4" table:formula="of:=CONCATENATE(IF(SUM([.K50:.K56])&gt;60;SUM([.J50:.J56])+ROUND(INT(SUM([.K50:.K56]))/60;0);SUM([.J50:.J56]));[.A50];IF(SUM([.K50:.K56])&gt;60;ROUND(60*(ROUND(INT(SUM([.K50:.K56])/60)-SUM([.K50:.K5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8:3:2016" calcext:value-type="string">
            <text:p>8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1]-[.H51]&lt;0;([.H51]-[.F51]);([.H51]-[.F51])*-1)" office:value-type="float" office:value="-0" calcext:value-type="float">
            <text:p>0</text:p>
          </table:table-cell>
          <table:table-cell table:style-name="ce3" table:formula="of:=IF([.G51]-[.I51]&lt;0;([.I51]-[.G51]);([.I51]-[.G51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0:0" calcext:value-type="string">
            <text:p>0:0</text:p>
          </table:table-cell>
          <table:table-cell table:style-name="ce4" table:formula="of:=CONCATENATE(IF(SUM([.K51:.K57])&gt;60;SUM([.J51:.J57])+ROUND(INT(SUM([.K51:.K57]))/60;0);SUM([.J51:.J57]));[.A51];IF(SUM([.K51:.K57])&gt;60;ROUND(60*(ROUND(INT(SUM([.K51:.K57])/60)-SUM([.K51:.K57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8:4:2016" calcext:value-type="string">
            <text:p>8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2]-[.I52]&lt;0;([.I52]-[.G52]);([.I52]-[.G52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covered-table-cell table:style-name="ce4" table:formula="of:=CONCATENATE(IF(SUM([.K52:.K58])&gt;60;SUM([.J52:.J58])+ROUND(INT(SUM([.K52:.K58]))/60;0);SUM([.J52:.J58]));[.A52];IF(SUM([.K52:.K58])&gt;60;ROUND(60*(ROUND(INT(SUM([.K52:.K58])/60)-SUM([.K52:.K5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8:5:2016" calcext:value-type="string">
            <text:p>8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-0" calcext:value-type="float">
            <text:p>0</text:p>
          </table:table-cell>
          <table:table-cell table:style-name="ce3" table:formula="of:=IF([.G53]-[.I53]&lt;0;([.I53]-[.G53]);([.I53]-[.G53])*-1)" office:value-type="float" office:value="-0" calcext:value-type="float">
            <text:p>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0:0" calcext:value-type="string">
            <text:p>0:0</text:p>
          </table:table-cell>
          <table:covered-table-cell table:style-name="ce4" table:formula="of:=CONCATENATE(IF(SUM([.K53:.K59])&gt;60;SUM([.J53:.J59])+ROUND(INT(SUM([.K53:.K59]))/60;0);SUM([.J53:.J59]));[.A53];IF(SUM([.K53:.K59])&gt;60;ROUND(60*(ROUND(INT(SUM([.K53:.K59])/60)-SUM([.K53:.K5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8:6:2016" calcext:value-type="string">
            <text:p>8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-0" calcext:value-type="float">
            <text:p>0</text:p>
          </table:table-cell>
          <table:table-cell table:style-name="ce3" table:formula="of:=IF([.G54]-[.I54]&lt;0;([.I54]-[.G54]);([.I54]-[.G54])*-1)" office:value-type="float" office:value="-0" calcext:value-type="float">
            <text:p>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0:0" calcext:value-type="string">
            <text:p>0:0</text:p>
          </table:table-cell>
          <table:covered-table-cell table:style-name="ce4" table:formula="of:=CONCATENATE(IF(SUM([.K54:.K60])&gt;60;SUM([.J54:.J60])+ROUND(INT(SUM([.K54:.K60]))/60;0);SUM([.J54:.J60]));[.A54];IF(SUM([.K54:.K60])&gt;60;ROUND(60*(ROUND(INT(SUM([.K54:.K60])/60)-SUM([.K54:.K6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8:7:2016" calcext:value-type="string">
            <text:p>8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-0" calcext:value-type="float">
            <text:p>0</text:p>
          </table:table-cell>
          <table:table-cell table:style-name="ce3" table:formula="of:=IF([.G55]-[.I55]&lt;0;([.I55]-[.G55]);([.I55]-[.G55])*-1)" office:value-type="float" office:value="-0" calcext:value-type="float">
            <text:p>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0:0" calcext:value-type="string">
            <text:p>0:0</text:p>
          </table:table-cell>
          <table:covered-table-cell table:style-name="ce4" table:formula="of:=CONCATENATE(IF(SUM([.K55:.K61])&gt;60;SUM([.J55:.J61])+ROUND(INT(SUM([.K55:.K61]))/60;0);SUM([.J55:.J61]));[.A55];IF(SUM([.K55:.K61])&gt;60;ROUND(60*(ROUND(INT(SUM([.K55:.K61])/60)-SUM([.K55:.K6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6]-[.I56]&lt;0;([.I56]-[.G56]);([.I56]-[.G56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60;SUM([.J56:.J62])+ROUND(INT(SUM([.K56:.K62]))/60;0);SUM([.J56:.J62]));[.A56];IF(SUM([.K56:.K62])&gt;60;ROUND(60*(ROUND(INT(SUM([.K56:.K62])/60)-SUM([.K56:.K6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8:9:2016" calcext:value-type="string">
            <text:p>8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-0" calcext:value-type="float">
            <text:p>0</text:p>
          </table:table-cell>
          <table:table-cell table:style-name="ce3" table:formula="of:=IF([.G57]-[.I57]&lt;0;([.I57]-[.G57]);([.I57]-[.G57])*-1)" office:value-type="float" office:value="-0" calcext:value-type="float">
            <text:p>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0:0" calcext:value-type="string">
            <text:p>0:0</text:p>
          </table:table-cell>
          <table:covered-table-cell table:style-name="ce4" table:formula="of:=CONCATENATE(IF(SUM([.K57:.K63])&gt;60;SUM([.J57:.J63])+ROUND(INT(SUM([.K57:.K63]))/60;0);SUM([.J57:.J63]));[.A57];IF(SUM([.K57:.K63])&gt;60;ROUND(60*(ROUND(INT(SUM([.K57:.K63])/60)-SUM([.K57:.K6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8:10:2016" calcext:value-type="string">
            <text:p>8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-0" calcext:value-type="float">
            <text:p>0</text:p>
          </table:table-cell>
          <table:table-cell table:style-name="ce3" table:formula="of:=IF([.G58]-[.I58]&lt;0;([.I58]-[.G58]);([.I58]-[.G58])*-1)" office:value-type="float" office:value="-0" calcext:value-type="float">
            <text:p>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0:0" calcext:value-type="string">
            <text:p>0:0</text:p>
          </table:table-cell>
          <table:table-cell table:style-name="ce4" table:formula="of:=CONCATENATE(IF(SUM([.K58:.K64])&gt;60;SUM([.J58:.J64])+ROUND(INT(SUM([.K58:.K64]))/60;0);SUM([.J58:.J64]));[.A58];IF(SUM([.K58:.K64])&gt;60;ROUND(60*(ROUND(INT(SUM([.K58:.K64])/60)-SUM([.K58:.K64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8:11:2016" calcext:value-type="string">
            <text:p>8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-0" calcext:value-type="float">
            <text:p>0</text:p>
          </table:table-cell>
          <table:table-cell table:style-name="ce3" table:formula="of:=IF([.G59]-[.I59]&lt;0;([.I59]-[.G59]);([.I59]-[.G59])*-1)" office:value-type="float" office:value="-0" calcext:value-type="float">
            <text:p>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0:0" calcext:value-type="string">
            <text:p>0:0</text:p>
          </table:table-cell>
          <table:covered-table-cell table:style-name="ce4" table:formula="of:=CONCATENATE(IF(SUM([.K59:.K65])&gt;60;SUM([.J59:.J65])+ROUND(INT(SUM([.K59:.K65]))/60;0);SUM([.J59:.J65]));[.A59];IF(SUM([.K59:.K65])&gt;60;ROUND(60*(ROUND(INT(SUM([.K59:.K65])/60)-SUM([.K59:.K6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8:12:2016" calcext:value-type="string">
            <text:p>8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-0" calcext:value-type="float">
            <text:p>0</text:p>
          </table:table-cell>
          <table:table-cell table:style-name="ce3" table:formula="of:=IF([.G60]-[.I60]&lt;0;([.I60]-[.G60]);([.I60]-[.G60])*-1)" office:value-type="float" office:value="-0" calcext:value-type="float">
            <text:p>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0:0" calcext:value-type="string">
            <text:p>0:0</text:p>
          </table:table-cell>
          <table:covered-table-cell table:style-name="ce4" table:formula="of:=CONCATENATE(IF(SUM([.K60:.K66])&gt;60;SUM([.J60:.J66])+ROUND(INT(SUM([.K60:.K66]))/60;0);SUM([.J60:.J66]));[.A60];IF(SUM([.K60:.K66])&gt;60;ROUND(60*(ROUND(INT(SUM([.K60:.K66])/60)-SUM([.K60:.K6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8:13:2016" calcext:value-type="string">
            <text:p>8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-0" calcext:value-type="float">
            <text:p>0</text:p>
          </table:table-cell>
          <table:table-cell table:style-name="ce3" table:formula="of:=IF([.G61]-[.I61]&lt;0;([.I61]-[.G61]);([.I61]-[.G61])*-1)" office:value-type="float" office:value="-0" calcext:value-type="float">
            <text:p>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0:0" calcext:value-type="string">
            <text:p>0:0</text:p>
          </table:table-cell>
          <table:covered-table-cell table:style-name="ce4" table:formula="of:=CONCATENATE(IF(SUM([.K61:.K67])&gt;60;SUM([.J61:.J67])+ROUND(INT(SUM([.K61:.K67]))/60;0);SUM([.J61:.J67]));[.A61];IF(SUM([.K61:.K67])&gt;60;ROUND(60*(ROUND(INT(SUM([.K61:.K67])/60)-SUM([.K61:.K6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8:14:2016" calcext:value-type="string">
            <text:p>8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-0" calcext:value-type="float">
            <text:p>0</text:p>
          </table:table-cell>
          <table:table-cell table:style-name="ce3" table:formula="of:=IF([.G62]-[.I62]&lt;0;([.I62]-[.G62]);([.I62]-[.G62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0:0" calcext:value-type="string">
            <text:p>0:0</text:p>
          </table:table-cell>
          <table:covered-table-cell table:style-name="ce4" table:formula="of:=CONCATENATE(IF(SUM([.K62:.K68])&gt;60;SUM([.J62:.J68])+ROUND(INT(SUM([.K62:.K68]))/60;0);SUM([.J62:.J68]));[.A62];IF(SUM([.K62:.K68])&gt;60;ROUND(60*(ROUND(INT(SUM([.K62:.K68])/60)-SUM([.K62:.K6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8:15:2016" calcext:value-type="string">
            <text:p>8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-0" calcext:value-type="float">
            <text:p>0</text:p>
          </table:table-cell>
          <table:table-cell table:style-name="ce3" table:formula="of:=IF([.G63]-[.I63]&lt;0;([.I63]-[.G63]);([.I63]-[.G63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0:0" calcext:value-type="string">
            <text:p>0:0</text:p>
          </table:table-cell>
          <table:covered-table-cell table:style-name="ce4" table:formula="of:=CONCATENATE(IF(SUM([.K63:.K69])&gt;60;SUM([.J63:.J69])+ROUND(INT(SUM([.K63:.K69]))/60;0);SUM([.J63:.J69]));[.A63];IF(SUM([.K63:.K69])&gt;60;ROUND(60*(ROUND(INT(SUM([.K63:.K69])/60)-SUM([.K63:.K6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16:2016" calcext:value-type="string">
            <text:p>9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-0" calcext:value-type="float">
            <text:p>0</text:p>
          </table:table-cell>
          <table:table-cell table:style-name="ce3" table:formula="of:=IF([.G64]-[.I64]&lt;0;([.I64]-[.G64]);([.I64]-[.G64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0:0" calcext:value-type="string">
            <text:p>0:0</text:p>
          </table:table-cell>
          <table:covered-table-cell table:style-name="ce4" table:formula="of:=CONCATENATE(IF(SUM([.K64:.K70])&gt;60;SUM([.J64:.J70])+ROUND(INT(SUM([.K64:.K70]))/60;0);SUM([.J64:.J70]));[.A64];IF(SUM([.K64:.K70])&gt;60;ROUND(60*(ROUND(INT(SUM([.K64:.K70])/60)-SUM([.K64:.K7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17:2016" calcext:value-type="string">
            <text:p>9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-0" calcext:value-type="float">
            <text:p>0</text:p>
          </table:table-cell>
          <table:table-cell table:style-name="ce3" table:formula="of:=IF([.G65]-[.I65]&lt;0;([.I65]-[.G65]);([.I65]-[.G65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0:0" calcext:value-type="string">
            <text:p>0:0</text:p>
          </table:table-cell>
          <table:table-cell table:style-name="ce4" table:formula="of:=CONCATENATE(IF(SUM([.K65:.K71])&gt;60;SUM([.J65:.J71])+ROUND(INT(SUM([.K65:.K71]))/60;0);SUM([.J65:.J71]));[.A65];IF(SUM([.K65:.K71])&gt;60;ROUND(60*(ROUND(INT(SUM([.K65:.K71])/60)-SUM([.K65:.K71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6]-[.I66]&lt;0;([.I66]-[.G66]);([.I66]-[.G66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60;SUM([.J66:.J72])+ROUND(INT(SUM([.K66:.K72]))/60;0);SUM([.J66:.J72]));[.A66];IF(SUM([.K66:.K72])&gt;60;ROUND(60*(ROUND(INT(SUM([.K66:.K72])/60)-SUM([.K66:.K7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7]-[.I67]&lt;0;([.I67]-[.G67]);([.I67]-[.G67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covered-table-cell table:style-name="ce4" table:formula="of:=CONCATENATE(IF(SUM([.K67:.K73])&gt;60;SUM([.J67:.J73])+ROUND(INT(SUM([.K67:.K73]))/60;0);SUM([.J67:.J73]));[.A67];IF(SUM([.K67:.K73])&gt;60;ROUND(60*(ROUND(INT(SUM([.K67:.K73])/60)-SUM([.K67:.K7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8]-[.I68]&lt;0;([.I68]-[.G68]);([.I68]-[.G68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covered-table-cell table:style-name="ce4" table:formula="of:=CONCATENATE(IF(SUM([.K68:.K74])&gt;60;SUM([.J68:.J74])+ROUND(INT(SUM([.K68:.K74]))/60;0);SUM([.J68:.J74]));[.A68];IF(SUM([.K68:.K74])&gt;60;ROUND(60*(ROUND(INT(SUM([.K68:.K74])/60)-SUM([.K68:.K7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9]-[.I69]&lt;0;([.I69]-[.G69]);([.I69]-[.G69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covered-table-cell table:style-name="ce4" table:formula="of:=CONCATENATE(IF(SUM([.K69:.K75])&gt;60;SUM([.J69:.J75])+ROUND(INT(SUM([.K69:.K75]))/60;0);SUM([.J69:.J75]));[.A69];IF(SUM([.K69:.K75])&gt;60;ROUND(60*(ROUND(INT(SUM([.K69:.K75])/60)-SUM([.K69:.K7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70]-[.I70]&lt;0;([.I70]-[.G70]);([.I70]-[.G70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covered-table-cell table:style-name="ce4" table:formula="of:=CONCATENATE(IF(SUM([.K70:.K76])&gt;60;SUM([.J70:.J76])+ROUND(INT(SUM([.K70:.K76]))/60;0);SUM([.J70:.J76]));[.A70];IF(SUM([.K70:.K76])&gt;60;ROUND(60*(ROUND(INT(SUM([.K70:.K76])/60)-SUM([.K70:.K76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1]-[.I71]&lt;0;([.I71]-[.G71]);([.I71]-[.G71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covered-table-cell table:style-name="ce4" table:formula="of:=CONCATENATE(IF(SUM([.K71:.K77])&gt;60;SUM([.J71:.J77])+ROUND(INT(SUM([.K71:.K77]))/60;0);SUM([.J71:.J77]));[.A71];IF(SUM([.K71:.K77])&gt;60;ROUND(60*(ROUND(INT(SUM([.K71:.K77])/60)-SUM([.K71:.K77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2]-[.I72]&lt;0;([.I72]-[.G72]);([.I72]-[.G72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60;SUM([.J72:.J78])+ROUND(INT(SUM([.K72:.K78]))/60;0);SUM([.J72:.J78]));[.A72];IF(SUM([.K72:.K78])&gt;60;ROUND(60*(ROUND(INT(SUM([.K72:.K78])/60)-SUM([.K72:.K78])/60;2)*-1);0)))" office:value-type="string" office:string-value="9:0" calcext:value-type="string" table:number-columns-spanned="1" table:number-rows-spanned="7">
            <text:p>9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3]-[.I73]&lt;0;([.I73]-[.G73]);([.I73]-[.G73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covered-table-cell table:style-name="ce4" table:formula="of:=CONCATENATE(IF(SUM([.K73:.K79])&gt;60;SUM([.J73:.J79])+ROUND(INT(SUM([.K73:.K79]))/60;0);SUM([.J73:.J79]));[.A73];IF(SUM([.K73:.K79])&gt;60;ROUND(60*(ROUND(INT(SUM([.K73:.K79])/60)-SUM([.K73:.K79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4]-[.I74]&lt;0;([.I74]-[.G74]);([.I74]-[.G74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covered-table-cell table:style-name="ce4" table:formula="of:=CONCATENATE(IF(SUM([.K74:.K80])&gt;60;SUM([.J74:.J80])+ROUND(INT(SUM([.K74:.K80]))/60;0);SUM([.J74:.J80]));[.A74];IF(SUM([.K74:.K80])&gt;60;ROUND(60*(ROUND(INT(SUM([.K74:.K80])/60)-SUM([.K74:.K80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5]-[.I75]&lt;0;([.I75]-[.G75]);([.I75]-[.G75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covered-table-cell table:style-name="ce4" table:formula="of:=CONCATENATE(IF(SUM([.K75:.K81])&gt;60;SUM([.J75:.J81])+ROUND(INT(SUM([.K75:.K81]))/60;0);SUM([.J75:.J81]));[.A75];IF(SUM([.K75:.K81])&gt;60;ROUND(60*(ROUND(INT(SUM([.K75:.K81])/60)-SUM([.K75:.K81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9:28:2016" calcext:value-type="string">
            <text:p>9:28:201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9" calcext:value-type="float">
            <text:p>9</text:p>
          </table:table-cell>
          <table:table-cell table:style-name="ce3" table:formula="of:=IF([.G76]-[.I76]&lt;0;([.I76]-[.G76]);([.I76]-[.G76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9:0" calcext:value-type="string">
            <text:p>9:0</text:p>
          </table:table-cell>
          <table:covered-table-cell table:style-name="ce4" table:formula="of:=CONCATENATE(IF(SUM([.K76:.K82])&gt;60;SUM([.J76:.J82])+ROUND(INT(SUM([.K76:.K82]))/60;0);SUM([.J76:.J82]));[.A76];IF(SUM([.K76:.K82])&gt;60;ROUND(60*(ROUND(INT(SUM([.K76:.K82])/60)-SUM([.K76:.K82])/60;2)*-1);0)))" office:value-type="string" office:string-value="9:0" calcext:value-type="string">
            <text:p>9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number-columns-spanned="1" table:number-rows-spanned="7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7]-[.I77]&lt;0;([.I77]-[.G77]);([.I77]-[.G77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60;SUM([.J77:.J83])+ROUND(INT(SUM([.K77:.K83]))/60;0);SUM([.J77:.J83]));[.A77];IF(SUM([.K77:.K83])&gt;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8]-[.I78]&lt;0;([.I78]-[.G78]);([.I78]-[.G78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60;SUM([.J78:.J84])+ROUND(INT(SUM([.K78:.K84]))/60;0);SUM([.J78:.J84]));[.A78];IF(SUM([.K78:.K84])&gt;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9:31:2016" calcext:value-type="string">
            <text:p>9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9]-[.I79]&lt;0;([.I79]-[.G79]);([.I79]-[.G79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60;SUM([.J79:.J85])+ROUND(INT(SUM([.K79:.K85]))/60;0);SUM([.J79:.J85]));[.A79];IF(SUM([.K79:.K85])&gt;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80]-[.I80]&lt;0;([.I80]-[.G80]);([.I80]-[.G80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60;SUM([.J80:.J86])+ROUND(INT(SUM([.K80:.K86]))/60;0);SUM([.J80:.J86]));[.A80];IF(SUM([.K80:.K86])&gt;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1]-[.I81]&lt;0;([.I81]-[.G81]);([.I81]-[.G81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60;SUM([.J81:.J87])+ROUND(INT(SUM([.K81:.K87]))/60;0);SUM([.J81:.J87]));[.A81];IF(SUM([.K81:.K87])&gt;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2]-[.I82]&lt;0;([.I82]-[.G82]);([.I82]-[.G82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60;SUM([.J82:.J88])+ROUND(INT(SUM([.K82:.K88]))/60;0);SUM([.J82:.J88]));[.A82];IF(SUM([.K82:.K88])&gt;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3]-[.I83]&lt;0;([.I83]-[.G83]);([.I83]-[.G83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Default"/>
          <table:table-cell table:style-name="ce5" office:value-type="string" calcext:value-type="string">
            <text:p>Sun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4]-[.I84]&lt;0;([.I84]-[.G84]);([.I84]-[.G84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Default"/>
          <table:table-cell table:style-name="ce5" office:value-type="string" calcext:value-type="string">
            <text:p>Monday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5]-[.I85]&lt;0;([.I85]-[.G85]);([.I85]-[.G85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Default"/>
          <table:table-cell table:style-name="ce5" office:value-type="string" calcext:value-type="string">
            <text:p>Tuesday</text:p>
          </table:table-cell>
          <table:table-cell table:style-name="ce6"/>
          <table:table-cell table:number-columns-repeated="1009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20:29:42.739080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21:22:45.139894922</meta:creation-date>
    <meta:editing-duration>PT28M3S</meta:editing-duration>
    <meta:editing-cycles>9</meta:editing-cycles>
    <meta:generator>LibreOffice/5.0.6.3$Linux_X86_64 LibreOffice_project/00m0$Build-3</meta:generator>
    <dc:date>2016-07-19T20:30:13.094615158</dc:date>
    <meta:document-statistic meta:table-count="1" meta:cell-count="1188" meta:object-count="0"/>
  </office:meta>
</office:document-meta>
</file>